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Use the file "how-it-works.html" in this project as the EXACT visual and styling reference for this page.</text:p>
      <text:p text:style-name="Text_20_body"/>
      <text:p text:style-name="Text_20_body">Use the EXACT same code FOR style and visual treatment from that file for the page design, including:</text:p>
      <text:p text:style-name="Text_20_body"/>
      <text:p text:style-name="Text_20_body">EXACT color codes <text:s/></text:p>
      <text:p text:style-name="Text_20_body">EXACT gradient codes <text:s/></text:p>
      <text:p text:style-name="Text_20_body">EXACT glow effect codes <text:s/></text:p>
      <text:p text:style-name="Text_20_body">EXACT shadow codes <text:s/></text:p>
      <text:p text:style-name="Text_20_body">EXACT depth codes <text:s/></text:p>
      <text:p text:style-name="Text_20_body">EXACT 3D layering codes <text:s/></text:p>
      <text:p text:style-name="Text_20_body">EXACT lighting effect codes <text:s/></text:p>
      <text:p text:style-name="Text_20_body">EXACT background treatment codes <text:s/></text:p>
      <text:p text:style-name="Text_20_body">EXACT background blur codes <text:s/></text:p>
      <text:p text:style-name="Text_20_body">EXACT vignette codes <text:s/></text:p>
      <text:p text:style-name="Text_20_body">EXACT texture codes <text:s/></text:p>
      <text:p text:style-name="Text_20_body">EXACT visual noise codes <text:s/></text:p>
      <text:p text:style-name="Text_20_body">EXACT typography codes <text:s/></text:p>
      <text:p text:style-name="Text_20_body">EXACT font weight codes <text:s/></text:p>
      <text:p text:style-name="Text_20_body">EXACT font spacing codes <text:s/></text:p>
      <text:p text:style-name="Text_20_body">EXACT text glow codes <text:s/></text:p>
      <text:p text:style-name="Text_20_body">EXACT text highlight codes <text:s/></text:p>
      <text:p text:style-name="Text_20_body">EXACT button styling codes only where buttons already exist in the shared site structure, but do NOT add any new buttons to this page <text:s/></text:p>
      <text:p text:style-name="Text_20_body">EXACT button gradient codes only where buttons already exist in the shared site structure, but do NOT add any new buttons to this page <text:s/></text:p>
      <text:p text:style-name="Text_20_body">EXACT button hover effect codes only where buttons already exist in the shared site structure, but do NOT add any new buttons to this page <text:s/></text:p>
      <text:p text:style-name="Text_20_body">EXACT button shadow codes only where buttons already exist in the shared site structure, but do NOT add any new buttons to this page <text:s/></text:p>
      <text:p text:style-name="Text_20_body"><text:soft-page-break/>EXACT border codes <text:s/></text:p>
      <text:p text:style-name="Text_20_body">EXACT border glow codes <text:s/></text:p>
      <text:p text:style-name="Text_20_body">EXACT edge lighting codes <text:s/></text:p>
      <text:p text:style-name="Text_20_body">EXACT card styling codes <text:s/></text:p>
      <text:p text:style-name="Text_20_body">EXACT card shadow codes <text:s/></text:p>
      <text:p text:style-name="Text_20_body">EXACT card hover lift codes <text:s/></text:p>
      <text:p text:style-name="Text_20_body">EXACT spacing system codes, while still allowing spacing to adapt correctly to the different calendar embeds and their heights <text:s/></text:p>
      <text:p text:style-name="Text_20_body">EXACT layout structure codes <text:s/></text:p>
      <text:p text:style-name="Text_20_body">EXACT responsiveness codes <text:s/></text:p>
      <text:p text:style-name="Text_20_body">EXACT animation codes <text:s/></text:p>
      <text:p text:style-name="Text_20_body">EXACT transition codes <text:s/></text:p>
      <text:p text:style-name="Text_20_body">EXACT motion behavior codes <text:s/></text:p>
      <text:p text:style-name="Text_20_body">EXACT floating effect codes used sparingly and only where appropriate <text:s/></text:p>
      <text:p text:style-name="Text_20_body">EXACT premium dark 3D appearance codes <text:s/></text:p>
      <text:p text:style-name="Text_20_body"/>
      <text:p text:style-name="Text_20_body">Use the EXACT same header structure, EXACT navigation behavior, EXACT layout flow, and EXACT footer structure as in "how-it-works.html".</text:p>
      <text:p text:style-name="Text_20_body"/>
      <text:p text:style-name="Text_20_body">Do NOT create a new design direction.</text:p>
      <text:p text:style-name="Text_20_body">Do NOT simplify or flatten the design.</text:p>
      <text:p text:style-name="Text_20_body">Do NOT approximate anything.</text:p>
      <text:p text:style-name="Text_20_body">Use the EXACT visual system and EXACT design behavior codes from the How It Works page.</text:p>
      <text:p text:style-name="Text_20_body"/>
      <text:p text:style-name="Text_20_body">---</text:p>
      <text:p text:style-name="Text_20_body"/>
      <text:p text:style-name="Text_20_body">Create a clean, simple, high-converting scheduling page for Results Smart where visitors can book a consultation or a live demo.</text:p>
      <text:p text:style-name="Text_20_body"/>
      <text:p text:style-name="Text_20_body">This page must feel like a natural extension of the existing site using the EXACT same design system.</text:p>
      <text:p text:style-name="Text_20_body"/>
      <text:p text:style-name="Text_20_body"><text:soft-page-break/>The page should feel minimal, professional, and easy to use.</text:p>
      <text:p text:style-name="Text_20_body">The entire focus should be on getting the visitor to book an appointment.</text:p>
      <text:p text:style-name="Text_20_body"/>
      <text:p text:style-name="Text_20_body">Do NOT overdesign it.</text:p>
      <text:p text:style-name="Text_20_body">Do NOT clutter it.</text:p>
      <text:p text:style-name="Text_20_body">Do NOT add unnecessary elements.</text:p>
      <text:p text:style-name="Text_20_body">Do NOT add distractions.</text:p>
      <text:p text:style-name="Text_20_body"/>
      <text:p text:style-name="Text_20_body">---</text:p>
      <text:p text:style-name="Text_20_body"/>
      <text:p text:style-name="Text_20_body">STYLE</text:p>
      <text:p text:style-name="Text_20_body"/>
      <text:p text:style-name="Text_20_body">• Use the EXACT dark theme codes from the How It Works page <text:s/></text:p>
      <text:p text:style-name="Text_20_body">• Use the EXACT background color codes and EXACT background gradient codes <text:s/></text:p>
      <text:p text:style-name="Text_20_body">• Use the EXACT text color codes and EXACT contrast behavior codes <text:s/></text:p>
      <text:p text:style-name="Text_20_body">• Use the EXACT layout width codes and EXACT alignment codes <text:s/></text:p>
      <text:p text:style-name="Text_20_body">• Use a clean, centered layout <text:s/></text:p>
      <text:p text:style-name="Text_20_body">• Use strong but controlled spacing between sections <text:s/></text:p>
      <text:p text:style-name="Text_20_body">• Use the EXACT typography system codes for readability <text:s/></text:p>
      <text:p text:style-name="Text_20_body">• Keep the calendar sections full-width and easy to use <text:s/></text:p>
      <text:p text:style-name="Text_20_body">• Use the EXACT same header and EXACT same footer <text:s/></text:p>
      <text:p text:style-name="Text_20_body">• Keep everything simple, readable, and free of visual clutter <text:s/></text:p>
      <text:p text:style-name="Text_20_body"/>
      <text:p text:style-name="Text_20_body">---</text:p>
      <text:p text:style-name="Text_20_body"/>
      <text:p text:style-name="Text_20_body">TONE</text:p>
      <text:p text:style-name="Text_20_body"/>
      <text:p text:style-name="Text_20_body">• Clear <text:s/></text:p>
      <text:p text:style-name="Text_20_body">• Professional <text:s/></text:p>
      <text:p text:style-name="Text_20_body">• Reassuring <text:s/></text:p>
      <text:p text:style-name="Text_20_body"><text:soft-page-break/>• Friendly <text:s/></text:p>
      <text:p text:style-name="Text_20_body">• No sales pressure <text:s/></text:p>
      <text:p text:style-name="Text_20_body"/>
      <text:p text:style-name="Text_20_body">---</text:p>
      <text:p text:style-name="Text_20_body"/>
      <text:p text:style-name="Text_20_body">SECTION 1: HERO</text:p>
      <text:p text:style-name="Text_20_body"/>
      <text:p text:style-name="Text_20_body">Headline:</text:p>
      <text:p text:style-name="Text_20_body">Book a Consultation or Live Demo</text:p>
      <text:p text:style-name="Text_20_body"/>
      <text:p text:style-name="Text_20_body">Subheadline:</text:p>
      <text:p text:style-name="Text_20_body">Choose the option that fits your needs and pick a time that works for you.</text:p>
      <text:p text:style-name="Text_20_body"/>
      <text:p text:style-name="Text_20_body">IMPORTANT:</text:p>
      <text:p text:style-name="Text_20_body">Do NOT include buttons here.</text:p>
      <text:p text:style-name="Text_20_body">The calendars are the action.</text:p>
      <text:p text:style-name="Text_20_body"/>
      <text:p text:style-name="Text_20_body">Keep this section clean, centered, and visually aligned using the EXACT spacing codes, EXACT typography codes, and EXACT layout system codes from the How It Works page.</text:p>
      <text:p text:style-name="Text_20_body"/>
      <text:p text:style-name="Text_20_body">---</text:p>
      <text:p text:style-name="Text_20_body"/>
      <text:p text:style-name="Text_20_body">SECTION 2: QUICK INSTRUCTIONS</text:p>
      <text:p text:style-name="Text_20_body"/>
      <text:p text:style-name="Text_20_body">Text:</text:p>
      <text:p text:style-name="Text_20_body">Choose how you'd like to connect below. If you want to ask questions and talk through your options, use the top calendar to book a phone consultation. If you want to see the system in action and what it can do for your business, choose the bottom calendar to see a live remote demo from your home or office.</text:p>
      <text:p text:style-name="Text_20_body"/>
      <text:p text:style-name="Text_20_body"><text:soft-page-break/>Keep this section short, easy to scan, and visually consistent with the EXACT typography codes and EXACT spacing codes from the How It Works page.</text:p>
      <text:p text:style-name="Text_20_body"/>
      <text:p text:style-name="Text_20_body">---</text:p>
      <text:p text:style-name="Text_20_body"/>
      <text:p text:style-name="Text_20_body">SECTION 3: PHONE CONSULTATION</text:p>
      <text:p text:style-name="Text_20_body"/>
      <text:p text:style-name="Text_20_body">Headline:</text:p>
      <text:p text:style-name="Text_20_body">Phone Consultation</text:p>
      <text:p text:style-name="Text_20_body"/>
      <text:p text:style-name="Text_20_body">Description:</text:p>
      <text:p text:style-name="Text_20_body">Quick call to talk through your business, goals, and opportunities.</text:p>
      <text:p text:style-name="Text_20_body"/>
      <text:p text:style-name="Text_20_body">Create a clean, visually prominent container for this calendar that uses the EXACT layout codes, EXACT spacing codes, EXACT border codes, EXACT shadow codes, EXACT depth codes, EXACT background treatment codes, and EXACT card styling codes from the How It Works page, while still allowing the embed to function correctly.</text:p>
      <text:p text:style-name="Text_20_body"/>
      <text:p text:style-name="Text_20_body">Embed EXACTLY:</text:p>
      <text:p text:style-name="Text_20_body"/>
      <text:p text:style-name="Text_20_body">&lt;iframe src="https://links.resultssmart.com/widget/booking/aWEEVIsIPtRjJwYbN5S3" style="width: 100%;border:none;overflow: hidden;" scrolling="no" id="aWEEVIsIPtRjJwYbN5S3_1774660835045"&gt;&lt;/iframe&gt;&lt;br&gt;&lt;script src="https://links.resultssmart.com/js/form_embed.js" type="text/javascript"&gt;&lt;/script&gt;</text:p>
      <text:p text:style-name="Text_20_body"/>
      <text:p text:style-name="Text_20_body">---</text:p>
      <text:p text:style-name="Text_20_body"/>
      <text:p text:style-name="Text_20_body">SECTION 4: LIVE DEMO</text:p>
      <text:p text:style-name="Text_20_body"/>
      <text:p text:style-name="Text_20_body">Headline:</text:p>
      <text:p text:style-name="Text_20_body">Live Demo</text:p>
      <text:p text:style-name="Text_20_body"/>
      <text:p text:style-name="Text_20_body"><text:soft-page-break/>Description:</text:p>
      <text:p text:style-name="Text_20_body">See how everything works, how it will streamline all communications and spur new growth.</text:p>
      <text:p text:style-name="Text_20_body"/>
      <text:p text:style-name="Text_20_body">Create a clean, visually prominent container for this calendar that uses the EXACT layout codes, EXACT spacing codes, EXACT border codes, EXACT shadow codes, EXACT depth codes, EXACT background treatment codes, and EXACT card styling codes from the How It Works page, while still allowing the embed to function correctly.</text:p>
      <text:p text:style-name="Text_20_body"/>
      <text:p text:style-name="Text_20_body">Embed EXACTLY:</text:p>
      <text:p text:style-name="Text_20_body"/>
      <text:p text:style-name="Text_20_body">&lt;iframe src="https://links.resultssmart.com/widget/booking/LzeFkeVddolQKvS8bj4R" style="width: 100%;border:none;overflow: hidden;" scrolling="no" id="LzeFkeVddolQKvS8bj4R_1774661435317"&gt;&lt;/iframe&gt;&lt;br&gt;&lt;script src="https://links.resultssmart.com/js/form_embed.js" type="text/javascript"&gt;&lt;/script&gt;</text:p>
      <text:p text:style-name="Text_20_body"/>
      <text:p text:style-name="Text_20_body">---</text:p>
      <text:p text:style-name="Text_20_body"/>
      <text:p text:style-name="Text_20_body">SECTION 5: REASSURANCE</text:p>
      <text:p text:style-name="Text_20_body"/>
      <text:p text:style-name="Text_20_body">Text:</text:p>
      <text:p text:style-name="Text_20_body">No pressure. No obligation. Just a quick way to see what’s possible for your business.</text:p>
      <text:p text:style-name="Text_20_body"/>
      <text:p text:style-name="Text_20_body">Keep this section simple, clean, and visually aligned using the EXACT typography codes, EXACT spacing codes, and EXACT layout codes from the How It Works page.</text:p>
      <text:p text:style-name="Text_20_body"/>
      <text:p text:style-name="Text_20_body">---</text:p>
      <text:p text:style-name="Text_20_body"/>
      <text:p text:style-name="Text_20_body">IMPORTANT RULES</text:p>
      <text:p text:style-name="Text_20_body"/>
      <text:p text:style-name="Text_20_body">• Do NOT add buttons anywhere on this page <text:s/></text:p>
      <text:p text:style-name="Text_20_body">• The calendars are the only call-to-action <text:s/></text:p>
      <text:p text:style-name="Text_20_body">• Do NOT add extra buttons, links, or distractions inside the page content <text:s/></text:p>
      <text:p text:style-name="Text_20_body"><text:soft-page-break/>• Keep the page focused entirely on booking <text:s/></text:p>
      <text:p text:style-name="Text_20_body">• Keep the main site navigation minimal and visually consistent with the rest of the website <text:s/></text:p>
      <text:p text:style-name="Text_20_body">• Make the page feel simple and easy to complete <text:s/></text:p>
      <text:p text:style-name="Text_20_body">• Ensure both calendars are easy to use on desktop and mobile <text:s/></text:p>
      <text:p text:style-name="Text_20_body">• Maintain EXACT consistency with the main website <text:s/></text:p>
      <text:p text:style-name="Text_20_body">• Prioritize clarity and usability over unnecessary effec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7T20:21:18.537922800</meta:creation-date>
    <dc:date>2026-04-04T15:32:36.244230400</dc:date>
    <meta:editing-duration>PT28M58S</meta:editing-duration>
    <meta:editing-cycles>6</meta:editing-cycles>
    <meta:generator>LibreOffice/26.2.1.2$Windows_X86_64 LibreOffice_project/620$Build-2</meta:generator>
    <meta:document-statistic meta:table-count="0" meta:image-count="0" meta:object-count="0" meta:page-count="7" meta:paragraph-count="119" meta:word-count="977" meta:character-count="6374" meta:non-whitespace-character-count="5400"/>
  </office:meta>
</office:document-meta>
</file>